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926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18pt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6.115cm" svg:height="0.962cm" svg:x="0.738cm" svg:y="0.468cm">
          <draw:text-box>
            <text:p text:style-name="P1">Cory Gargas – OTU sorting, clustering, and assignment</text:p>
          </draw:text-box>
        </draw:frame>
        <draw:frame draw:style-name="gr2" draw:text-style-name="P2" draw:layer="layout" svg:width="15.758cm" svg:height="11.627cm" svg:x="1.26cm" svg:y="2.794cm">
          <draw:text-box>
            <text:list text:style-name="L1">
              <text:list-item>
                <text:p text:style-name="P1"><text:s/>~132 diatom transcriptomes from Alverson lab</text:p>
              </text:list-item>
              <text:list-item>
                <text:p text:style-name="P1">mapped 16s sequences from each transcriptome to pull out any prokaryote 16s sequences</text:p>
              </text:list-item>
              <text:list-item>
                <text:p text:style-name="P1">needed to:</text:p>
                <text:list>
                  <text:list-item>
                    <text:p text:style-name="P1">Reformat reference files from Silva LTP to make them easier to parse and to make names match between fasta and tree file</text:p>
                  </text:list-item>
                  <text:list-item>
                    <text:p text:style-name="P1">Sort 16s sequences by domain</text:p>
                  </text:list-item>
                  <text:list-item>
                    <text:p text:style-name="P1">Remove sequences below min # of bp</text:p>
                  </text:list-item>
                  <text:list-item>
                    <text:p text:style-name="P1">OTU ssignment to eliminate duplicate sequences</text:p>
                  </text:list-item>
                  <text:list-item>
                    <text:p text:style-name="P1">Keep track of sequence attenuation as processing occurred</text:p>
                  </text:list-item>
                  <text:list-item>
                    <text:p text:style-name="P1">Plot data to view distribution of sequence lengths</text:p>
                  </text:list-item>
                  <text:list-item>
                    <text:p text:style-name="P1">Use raxml to place our unknown 16s sequences onto LTP reference phylogeny</text:p>
                  </text:list-item>
                </text:list>
              </text:list-item>
            </text:list>
            <text:p text:style-name="P1"><text:tab/> 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3T11:37:40.693244132</meta:creation-date>
    <dc:date>2019-05-03T11:59:52.002887859</dc:date>
    <meta:editing-duration>PT12M</meta:editing-duration>
    <meta:editing-cycles>2</meta:editing-cycles>
    <meta:generator>LibreOffice/6.2.2.2$Linux_X86_64 LibreOffice_project/20$Build-2</meta:generator>
    <meta:document-statistic meta:object-count="27"/>
  </office:meta>
</office:document-meta>
</file>